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65.02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36.55mm"/>
    </style:style>
    <style:style style:name="co7" style:family="table-column">
      <style:table-column-properties fo:break-before="auto" style:column-width="109.2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2016-12</text:p>
          </table:table-cell>
          <table:table-cell office:value-type="string" calcext:value-type="string">
            <text:p>TRNTYPE</text:p>
          </table:table-cell>
          <table:table-cell office:value-type="string" calcext:value-type="string">
            <text:p>DTPOSTED</text:p>
          </table:table-cell>
          <table:table-cell office:value-type="string" calcext:value-type="string">
            <text:p>TRNAMT</text:p>
          </table:table-cell>
          <table:table-cell office:value-type="string" calcext:value-type="string">
            <text:p>FITID</text:p>
          </table:table-cell>
          <table:table-cell office:value-type="string" calcext:value-type="string">
            <text:p>CHECKNUM</text:p>
          </table:table-cell>
          <table:table-cell table:style-name="Default" office:value-type="string" calcext:value-type="string">
            <text:p>REFNUM</text:p>
          </table:table-cell>
          <table:table-cell office:value-type="string" calcext:value-type="string">
            <text:p>MEMO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i Dec 09 12:00:00 GMT-03:00 2016</text:p>
          </table:table-cell>
          <table:table-cell office:value-type="string" calcext:value-type="string">
            <text:p>200.0</text:p>
          </table:table-cell>
          <table:table-cell office:value-type="float" office:value="201612090200000" calcext:value-type="float">
            <text:p>201612090200000</text:p>
          </table:table-cell>
          <table:table-cell office:value-type="float" office:value="612000055898" calcext:value-type="float">
            <text:p>612000055898</text:p>
          </table:table-cell>
          <table:table-cell office:value-type="string" calcext:value-type="string">
            <text:p>603.612.000.055.898</text:p>
          </table:table-cell>
          <table:table-cell office:value-type="string" calcext:value-type="string">
            <text:p>Transferência on line - 09/12 3612 <text:s text:c="5"/>55898-2 ROGERLAIS ANDR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n Dec 12 12:00:00 GMT-03:00 2016</text:p>
          </table:table-cell>
          <table:table-cell office:value-type="string" calcext:value-type="string">
            <text:p>200.0</text:p>
          </table:table-cell>
          <table:table-cell office:value-type="float" office:value="201612120200000" calcext:value-type="float">
            <text:p>201612120200000</text:p>
          </table:table-cell>
          <table:table-cell office:value-type="float" office:value="612000055898" calcext:value-type="float">
            <text:p>612000055898</text:p>
          </table:table-cell>
          <table:table-cell office:value-type="string" calcext:value-type="string">
            <text:p>603.612.000.055.898</text:p>
          </table:table-cell>
          <table:table-cell office:value-type="string" calcext:value-type="string">
            <text:p>Transferência on line - 10/12 3612 <text:s text:c="5"/>55898-2 ROGERLAIS ANDR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2016-12</text:p>
          </table:table-cell>
          <table:table-cell office:value-type="string" calcext:value-type="string">
            <text:p>TRNTYPE</text:p>
          </table:table-cell>
          <table:table-cell office:value-type="string" calcext:value-type="string">
            <text:p>DTPOSTED</text:p>
          </table:table-cell>
          <table:table-cell office:value-type="string" calcext:value-type="string">
            <text:p>TRNAMT</text:p>
          </table:table-cell>
          <table:table-cell office:value-type="string" calcext:value-type="string">
            <text:p>FITID</text:p>
          </table:table-cell>
          <table:table-cell office:value-type="string" calcext:value-type="string">
            <text:p>CHECKNUM</text:p>
          </table:table-cell>
          <table:table-cell table:style-name="Default" office:value-type="string" calcext:value-type="string">
            <text:p>REFNUM</text:p>
          </table:table-cell>
          <table:table-cell office:value-type="string" calcext:value-type="string">
            <text:p>MEMO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i Dec 09 12:00:00 GMT-03:00 2016</text:p>
          </table:table-cell>
          <table:table-cell office:value-type="string" calcext:value-type="string">
            <text:p>-200.0</text:p>
          </table:table-cell>
          <table:table-cell office:value-type="float" office:value="201612091200000" calcext:value-type="float">
            <text:p>201612091200000</text:p>
          </table:table-cell>
          <table:table-cell office:value-type="float" office:value="501000021038" calcext:value-type="float">
            <text:p>501000021038</text:p>
          </table:table-cell>
          <table:table-cell office:value-type="string" calcext:value-type="string">
            <text:p>603.501.000.021.038</text:p>
          </table:table-cell>
          <table:table-cell office:value-type="string" calcext:value-type="string">
            <text:p>Transferência on line - 09/12 3501 <text:s text:c="5"/>21038-2 MERCIA VIEIRA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n Dec 12 12:00:00 GMT-03:00 2016</text:p>
          </table:table-cell>
          <table:table-cell office:value-type="string" calcext:value-type="string">
            <text:p>-200.0</text:p>
          </table:table-cell>
          <table:table-cell office:value-type="float" office:value="201612121200000" calcext:value-type="float">
            <text:p>201612121200000</text:p>
          </table:table-cell>
          <table:table-cell office:value-type="float" office:value="501000021038" calcext:value-type="float">
            <text:p>501000021038</text:p>
          </table:table-cell>
          <table:table-cell office:value-type="string" calcext:value-type="string">
            <text:p>603.501.000.021.038</text:p>
          </table:table-cell>
          <table:table-cell office:value-type="string" calcext:value-type="string">
            <text:p>Transferência on line - 10/12 3501 <text:s text:c="5"/>21038-2 MERCIA VIEIRA</text:p>
          </table:table-cell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3E </meta:initial-creator>
    <meta:creation-date>2017-08-31T21:35:35.330000000</meta:creation-date>
    <dc:date>2017-09-01T00:10:34.153000000</dc:date>
    <dc:creator>3E </dc:creator>
    <meta:editing-duration>PT2H14M7S</meta:editing-duration>
    <meta:editing-cycles>2</meta:editing-cycles>
    <meta:generator>LibreOffice/5.2.7.2$Windows_X86_64 LibreOffice_project/2b7f1e640c46ceb28adf43ee075a6e8b8439ed10</meta:generator>
    <meta:document-statistic meta:table-count="1" meta:cell-count="49" meta:object-count="0"/>
  </office:meta>
</office:document-meta>
</file>